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Introdução</text:h>
      <text:p text:style-name="Text_20_body">A tela "Adicionar Venda" permite o cadastro de novas vendas no sistema, organizando todas as informações necessárias de maneira estruturada. Ela é essencial para gerenciar as transações comerciais, abrangendo desde a seleção de clientes e produtos até as condições de pagamento e emissão de notas fiscais.</text:p>
      <text:p text:style-name="Text_20_body">Essa tela permite o cadastro de uma nova venda no sistema.</text:p>
      <text:h text:style-name="Heading_20_4" text:outline-level="4">Acessando a tela:</text:h>
      <text:p text:style-name="Text_20_body">Para acessá-la, selecione o ícone <text:span text:style-name="Strong_20_Emphasis">Venda</text:span> e localize a função <text:span text:style-name="Strong_20_Emphasis">Adicionar Venda</text:span>:</text:p>
      <text:p text:style-name="Text_20_body">[Imagem Ilustrativa - Botão Venda]</text:p>
      <text:p text:style-name="Text_20_body">Ao acessar, será aberta a seguinte tela:</text:p>
      <text:p text:style-name="Text_20_body">[Imagem Ilustrativa - Tela Adicionar Venda]</text:p>
      <text:p text:style-name="Text_20_body"/>
      <text:p text:style-name="Horizontal_20_Line"/>
      <text:h text:style-name="Heading_20_3" text:outline-level="3">Estrutura da Tela</text:h>
      <text:h text:style-name="Heading_20_4" text:outline-level="4">Área Superior</text:h>
      <text:list xml:id="list2545699647" text:style-name="L1">
        <text:list-item>
          <text:p text:style-name="P2"><text:span text:style-name="Strong_20_Emphasis">Código:</text:span> Gerado automaticamente pelo sistema para identificação do registro. Não pode ser alterado.</text:p>
        </text:list-item>
        <text:list-item>
          <text:p text:style-name="P2"><text:span text:style-name="Strong_20_Emphasis">Sequência:</text:span> Informado automaticamente para representar a ordem dentro do tipo de venda. Não pode ser alterado.</text:p>
        </text:list-item>
        <text:list-item>
          <text:p text:style-name="P2"><text:span text:style-name="Strong_20_Emphasis">Data Emissão:</text:span> Preenchida automaticamente com a data atual, mas pode ser alterada.</text:p>
        </text:list-item>
        <text:list-item>
          <text:p text:style-name="P2"><text:span text:style-name="Strong_20_Emphasis">Código ou Nome:</text:span> Permite selecionar o cliente por código ou nome. Clique no botão "..." para abrir a tela de consulta de pessoas.</text:p>
        </text:list-item>
        <text:list-item>
          <text:p text:style-name="P2"><text:span text:style-name="Strong_20_Emphasis">Telefone:</text:span> Preenchido automaticamente com o telefone cadastrado do cliente. Pode ser alterado.</text:p>
        </text:list-item>
        <text:list-item>
          <text:p text:style-name="P2"><text:span text:style-name="Strong_20_Emphasis">Contato:</text:span> Campo para incluir um nome de contato no cliente, se aplicável.</text:p>
        </text:list-item>
        <text:list-item>
          <text:p text:style-name="P2"><text:span text:style-name="Strong_20_Emphasis">Tipo:</text:span> Seleção do tipo de venda. Caso o desejado não esteja listado, crie-o na opção "Tipo de Venda".</text:p>
        </text:list-item>
        <text:list-item>
          <text:p text:style-name="P2"><text:span text:style-name="Strong_20_Emphasis">Situação:</text:span> Determina a situação atual da venda. Pode ser configurado em "Situação de Venda".</text:p>
        </text:list-item>
        <text:list-item>
          <text:p text:style-name="P2"><text:span text:style-name="Strong_20_Emphasis">Nota Fiscal:</text:span> Informado automaticamente após a emissão da nota.</text:p>
        </text:list-item>
        <text:list-item>
          <text:p text:style-name="P1"><text:span text:style-name="Strong_20_Emphasis">Estágio:</text:span> Indica o progresso da venda. Pode ser configurado em "Estágio de Venda".</text:p>
        </text:list-item>
      </text:list>
      <text:p text:style-name="Horizontal_20_Line"/>
      <text:h text:style-name="Heading_20_3" text:outline-level="3"><text:soft-page-break/></text:h>
      <text:h text:style-name="Heading_20_3" text:outline-level="3"/>
      <text:h text:style-name="Heading_20_3" text:outline-level="3">Aba Produtos / Serviços</text:h>
      <text:list xml:id="list139628145" text:style-name="L5">
        <text:list-item>
          <text:p text:style-name="P9"><text:span text:style-name="Strong_20_Emphasis">Código do Produto ou Serviço</text:span>: Permite seleção rápida inserindo código ou nome. Pode acessar a tela de consulta clicando no botão <text:span text:style-name="Source_20_Text">...</text:span>.</text:p>
        </text:list-item>
      </text:list>
      <text:p text:style-name="Text_20_body">[Imagem Ilustrativa - Campo de Consulta de Produtos]</text:p>
      <text:list xml:id="list425313308" text:style-name="L6">
        <text:list-item>
          <text:p text:style-name="P10"><text:span text:style-name="Strong_20_Emphasis">Unid</text:span>: Mostra a unidade de medida do produto (não editável).</text:p>
        </text:list-item>
        <text:list-item>
          <text:p text:style-name="P10"><text:span text:style-name="Strong_20_Emphasis">Peças</text:span>: Quantidade de peças do produto.</text:p>
        </text:list-item>
        <text:list-item>
          <text:p text:style-name="P10"><text:span text:style-name="Strong_20_Emphasis">Comprimento, Largura e Espessura</text:span>: Informados automaticamente e editáveis, conforme cadastro do produto.</text:p>
        </text:list-item>
        <text:list-item>
          <text:p text:style-name="P10"><text:span text:style-name="Strong_20_Emphasis">Quant.</text:span>: Quantidade total do produto.</text:p>
        </text:list-item>
        <text:list-item>
          <text:p text:style-name="P10"><text:span text:style-name="Strong_20_Emphasis">R$ Valor</text:span>: Valor unitário, ajustável se necessário.</text:p>
        </text:list-item>
        <text:list-item>
          <text:p text:style-name="P10"><text:span text:style-name="Strong_20_Emphasis">R$ Total</text:span>: Calculado automaticamente.</text:p>
        </text:list-item>
        <text:list-item>
          <text:p text:style-name="P10"><text:span text:style-name="Strong_20_Emphasis">Setas para cima/baixo</text:span>: Adiciona ou remove itens do grid.</text:p>
        </text:list-item>
      </text:list>
      <text:p text:style-name="Text_20_body"><text:span text:style-name="Strong_20_Emphasis">Grid de informações</text:span>: Exibe detalhes dos produtos adicionados, como código, descrição, quantidade, valores e mais. Personalizável pelo botão de configuração.</text:p>
      <text:p text:style-name="Text_20_body">[Imagem Ilustrativa - Grid de Informações]</text:p>
      <text:h text:style-name="Heading_20_3" text:outline-level="3">Área inferior da tela</text:h>
      <text:list xml:id="list2686464675" text:style-name="L7">
        <text:list-item>
          <text:p text:style-name="P11"><text:span text:style-name="Strong_20_Emphasis">Observação</text:span>: Espaço para anotações adicionais. Pode ser expandido pressionando <text:span text:style-name="Source_20_Text">F8</text:span>.</text:p>
        </text:list-item>
        <text:list-item>
          <text:p text:style-name="P11"><text:span text:style-name="Strong_20_Emphasis">Status</text:span>: Indica se a venda está ativa ou inativa.</text:p>
        </text:list-item>
        <text:list-item>
          <text:p text:style-name="P11"><text:span text:style-name="Strong_20_Emphasis">Botão Anexos</text:span>: Acesso rápido à aba de anexos.</text:p>
        </text:list-item>
        <text:list-item>
          <text:p text:style-name="P11"><text:span text:style-name="Strong_20_Emphasis">Soma Quant. Produtos</text:span>: Exibe o total de itens adicionados.</text:p>
        </text:list-item>
        <text:list-item>
          <text:p text:style-name="P11"><text:span text:style-name="Strong_20_Emphasis">Frete, Acréscimo e Desconto</text:span>: Campos para valores correspondentes, com cálculo automático.</text:p>
        </text:list-item>
        <text:list-item>
          <text:p text:style-name="P11"><text:span text:style-name="Strong_20_Emphasis">Subtotal e Total</text:span>: Calculados automaticamente.</text:p>
        </text:list-item>
      </text:list>
      <text:h text:style-name="Heading_20_3" text:outline-level="3">Aba Financeiro</text:h>
      <text:list xml:id="list3876929468" text:style-name="L8">
        <text:list-item>
          <text:p text:style-name="P12"><text:span text:style-name="Strong_20_Emphasis">Código da Condição de Pagamento</text:span>: Seleciona a condição desejada. Permite busca pelo <text:soft-page-break/>botão <text:span text:style-name="Source_20_Text">...</text:span>.</text:p>
        </text:list-item>
      </text:list>
      <text:p text:style-name="Text_20_body">[Imagem Ilustrativa - Consulta Condição de Pagamento]</text:p>
      <text:list xml:id="list1087670051" text:style-name="L9">
        <text:list-item>
          <text:p text:style-name="P13"><text:span text:style-name="Strong_20_Emphasis">Parcelas e Intervalo</text:span>: Define quantidade e espaçamento entre parcelas.</text:p>
        </text:list-item>
        <text:list-item>
          <text:p text:style-name="P13"><text:span text:style-name="Strong_20_Emphasis">Caixa</text:span>: Escolhe o banco ou caixa para emissão.</text:p>
        </text:list-item>
        <text:list-item>
          <text:p text:style-name="P13"><text:span text:style-name="Strong_20_Emphasis">Botão Gerar Parcelas</text:span>: Cria as parcelas conforme os parâmetros.</text:p>
        </text:list-item>
        <text:list-item>
          <text:p text:style-name="P13"><text:span text:style-name="Strong_20_Emphasis">Grid de informações</text:span>: Exibe parcelas com campos como valor, vencimento, pagamento, entre outros.</text:p>
        </text:list-item>
      </text:list>
      <text:h text:style-name="Heading_20_3" text:outline-level="3">Alterar Parcela</text:h>
      <text:p text:style-name="Text_20_body">Para alterar, clique duas vezes sobre a parcela. A tela permite:</text:p>
      <text:list xml:id="list908901194" text:style-name="L10">
        <text:list-item>
          <text:p text:style-name="P14">Alterar valores, vencimentos e histórico.</text:p>
        </text:list-item>
        <text:list-item>
          <text:p text:style-name="P14">Emitir recibo ou cancelar alterações.</text:p>
        </text:list-item>
      </text:list>
      <text:h text:style-name="Heading_20_3" text:outline-level="3">Bloco Comissões</text:h>
      <text:list xml:id="list3930742239" text:style-name="L11">
        <text:list-item>
          <text:p text:style-name="P15">Seleção de agência, representante e funcionário para cálculo de comissões.</text:p>
        </text:list-item>
        <text:list-item>
          <text:p text:style-name="P15">Percentual de comissão ajustável e opção de repasse ao cliente.</text:p>
        </text:list-item>
      </text:list>
      <text:h text:style-name="Heading_20_3" text:outline-level="3">Aba Destinatário (Cliente)</text:h>
      <text:list xml:id="list4017031854" text:style-name="L12">
        <text:list-item>
          <text:p text:style-name="P16">Atualização automática ou manual dos dados do cliente.</text:p>
        </text:list-item>
        <text:list-item>
          <text:p text:style-name="P16">Exibição de informações como CPF/CNPJ, endereço, e-mail e tabela de preço</text:p>
        </text:list-item>
      </text:list>
      <text:h text:style-name="Heading_20_3" text:outline-level="3">Aba Nota Fiscal</text:h>
      <text:list xml:id="list1148783775" text:style-name="L2">
        <text:list-item>
          <text:p text:style-name="P4"><text:span text:style-name="Strong_20_Emphasis">Natureza da Operação:</text:span> Campo para selecionar a natureza da operação da nota fiscal. Lembrando que esta precisa estar cadastrada no sistema.</text:p>
        </text:list-item>
        <text:list-item>
          <text:p text:style-name="P4"><text:span text:style-name="Strong_20_Emphasis">Finalidade:</text:span> Campo para informar o propósito da nota, apresentando as opções: Normal, Complementar, Ajuste e Devolução/Retorno.</text:p>
        </text:list-item>
        <text:list-item>
          <text:p text:style-name="P4"><text:span text:style-name="Strong_20_Emphasis">Consumidor Final:</text:span> Campo para informar se a nota fiscal será para consumidor final ou não final.</text:p>
        </text:list-item>
        <text:list-item>
          <text:p text:style-name="P4"><text:span text:style-name="Strong_20_Emphasis">Data da Emissão:</text:span> Campo destinado a informar a data e a hora em que a nota fiscal eletrônica foi emitida.</text:p>
        </text:list-item>
        <text:list-item>
          <text:p text:style-name="P4"><text:span text:style-name="Strong_20_Emphasis">Data/Hora Entrada/Saída:</text:span> Registra a data e hora da movimentação da mercadoria na empresa.</text:p>
        </text:list-item>
        <text:list-item>
          <text:p text:style-name="P4"><text:span text:style-name="Strong_20_Emphasis">Entrada/Saída:</text:span> Indica se a nota refere-se a uma operação de entrada ou saída.</text:p>
        </text:list-item>
        <text:list-item>
          <text:p text:style-name="P4"><text:span text:style-name="Strong_20_Emphasis">Botão Buscar Ref:</text:span> Permite abrir o diretório de arquivos para selecionar XML de referência.</text:p>
        </text:list-item>
        <text:list-item>
          <text:p text:style-name="P4"><text:span text:style-name="Strong_20_Emphasis">NF Referência:</text:span> Campo para preencher com a chave de acesso da nota de referência.</text:p>
        </text:list-item>
        <text:list-item>
          <text:p text:style-name="P4"><text:soft-page-break/><text:span text:style-name="Strong_20_Emphasis">Demais Campos de Impostos e Totais:</text:span> Informam detalhes como valores de impostos (PIS, IPI, ICMS, etc.), frete, seguro e total da nota.</text:p>
        </text:list-item>
        <text:list-item>
          <text:p text:style-name="P4"><text:span text:style-name="Strong_20_Emphasis">Botão Calcular Impostos:</text:span> Recalcula os impostos baseados na natureza da operação.</text:p>
        </text:list-item>
        <text:list-item>
          <text:p text:style-name="P3"><text:span text:style-name="Strong_20_Emphasis">Botão NF-e:</text:span> Permite emitir a nota fiscal eletrônica e acessar funcionalidades como visualizar DANFe, XML, cancelar nota e outros.</text:p>
        </text:list-item>
      </text:list>
      <text:p text:style-name="Horizontal_20_Line"/>
      <text:h text:style-name="Heading_20_3" text:outline-level="3">Aba Vendas Vinculadas</text:h>
      <text:p text:style-name="Text_20_body">Nesta aba, são exibidas vendas agrupadas relacionadas à venda principal. O grid apresenta colunas com informações como código, data de emissão, status e valores.</text:p>
      <text:p text:style-name="Horizontal_20_Line"/>
      <text:h text:style-name="Heading_20_3" text:outline-level="3">Aba Anexos</text:h>
      <text:list xml:id="list1339552847" text:style-name="L3">
        <text:list-item>
          <text:p text:style-name="P6"><text:span text:style-name="Strong_20_Emphasis">Anexos:</text:span> Permite adicionar arquivos (imagens ou documentos) relacionados à venda.</text:p>
        </text:list-item>
        <text:list-item>
          <text:p text:style-name="P6"><text:span text:style-name="Strong_20_Emphasis">Produção:</text:span> Inclui arquivos visíveis para toda a produção.</text:p>
        </text:list-item>
        <text:list-item>
          <text:p text:style-name="P5"><text:span text:style-name="Strong_20_Emphasis">Outras Opções:</text:span> Atualizar a visualização, alterar o modo de exibição e verificar propriedades dos anexos.</text:p>
        </text:list-item>
      </text:list>
      <text:p text:style-name="Horizontal_20_Line"/>
      <text:h text:style-name="Heading_20_3" text:outline-level="3">Aba Atividade</text:h>
      <text:p text:style-name="Text_20_body">Exibe o histórico de alterações realizadas na venda, incluindo usuário responsável, data, hora e mudanças feitas. Permite inserir registros manuais no campo específico.</text:p>
      <text:p text:style-name="Horizontal_20_Line"/>
      <text:h text:style-name="Heading_20_3" text:outline-level="3">Botões do Painel Direito</text:h>
      <text:list xml:id="list255807821" text:style-name="L4">
        <text:list-item>
          <text:p text:style-name="P8"><text:span text:style-name="Strong_20_Emphasis">Novo:</text:span> Inicia o cadastro de uma nova venda.</text:p>
        </text:list-item>
        <text:list-item>
          <text:p text:style-name="P8"><text:span text:style-name="Strong_20_Emphasis">Confirmar:</text:span> Salva os dados da venda.</text:p>
        </text:list-item>
        <text:list-item>
          <text:p text:style-name="P8"><text:span text:style-name="Strong_20_Emphasis">Alterar:</text:span> Permite modificar registros existentes.</text:p>
        </text:list-item>
        <text:list-item>
          <text:p text:style-name="P8"><text:span text:style-name="Strong_20_Emphasis">Cancelar:</text:span> Cancela alterações ou novo cadastro.</text:p>
        </text:list-item>
        <text:list-item>
          <text:p text:style-name="P8"><text:span text:style-name="Strong_20_Emphasis">Excluir:</text:span> Remove o registro selecionado.</text:p>
        </text:list-item>
        <text:list-item>
          <text:p text:style-name="P8"><text:span text:style-name="Strong_20_Emphasis">Consultar:</text:span> Abre a tela de consulta com todas as vendas registradas.</text:p>
        </text:list-item>
        <text:list-item>
          <text:p text:style-name="P7"><text:span text:style-name="Strong_20_Emphasis">Setas Anterior/Próximo:</text:span> Navega entre registros já cadastrados.</text:p>
        </text:list-item>
      </text:list>
      <text:h text:style-name="Heading_20_3" text:outline-level="3">Menu: Descrição das Opções</text:h>
      <text:list xml:id="list3626263107" text:style-name="L13">
        <text:list-item>
          <text:p text:style-name="P17"><text:span text:style-name="Strong_20_Emphasis">Financeiro</text:span>: Abre a janela do financeiro com a parcela selecionada para que seja realizada a verificação ou alteração do lançamento.</text:p>
        </text:list-item>
        <text:list-item>
          <text:p text:style-name="P17"><text:span text:style-name="Strong_20_Emphasis">Clientes</text:span>: Abre o cadastro do cliente.</text:p>
        </text:list-item>
        <text:list-item>
          <text:p text:style-name="P17"><text:span text:style-name="Strong_20_Emphasis">Reativar Venda</text:span>: Permite reativar a venda caso esta esteja com o status de inativo.</text:p>
        </text:list-item>
        <text:list-item>
          <text:p text:style-name="P17"><text:soft-page-break/><text:span text:style-name="Strong_20_Emphasis">Retornar P/ Orçamento</text:span>: Permite modificar o tipo de venda, alterando-o para orçamento.</text:p>
        </text:list-item>
        <text:list-item>
          <text:p text:style-name="P17"><text:span text:style-name="Strong_20_Emphasis">Configurar PDV</text:span>: Abre as configurações relacionadas ao ponto de venda (PDV). <text:span text:style-name="Strong_20_Emphasis">(Necessário confirmar funcionalidade)</text:span>.</text:p>
        </text:list-item>
        <text:list-item>
          <text:p text:style-name="P17"><text:span text:style-name="Strong_20_Emphasis">Verificar Estoque</text:span>: Executa a verificação do estoque para os produtos vinculados à venda. <text:span text:style-name="Strong_20_Emphasis">(Revisar funcionalidade caso não esteja operante)</text:span>.</text:p>
        </text:list-item>
        <text:list-item>
          <text:p text:style-name="P17"><text:span text:style-name="Strong_20_Emphasis">Duplicar Pedido</text:span>: Permite que a venda seja duplicada. Ao selecionar esta opção, será exibida uma janela de confirmação da operação.</text:p>
          <text:list>
            <text:list-item>
              <text:p text:style-name="P17"><text:span text:style-name="Strong_20_Emphasis">Etapas para Duplicar Pedido</text:span>:</text:p>
              <text:list>
                <text:list-item>
                  <text:p text:style-name="P17">Clique em <text:span text:style-name="Strong_20_Emphasis">Sim</text:span> na janela de confirmação.</text:p>
                </text:list-item>
                <text:list-item>
                  <text:p text:style-name="P17">Configure as informações na próxima janela:</text:p>
                  <text:list>
                    <text:list-item>
                      <text:p text:style-name="P17"><text:span text:style-name="Strong_20_Emphasis">Tipo de Venda</text:span>: Selecione o novo tipo de venda.</text:p>
                    </text:list-item>
                    <text:list-item>
                      <text:p text:style-name="P17"><text:span text:style-name="Strong_20_Emphasis">Data de Competência</text:span>: Informe a data em que o serviço/venda ocorreu.</text:p>
                    </text:list-item>
                    <text:list-item>
                      <text:p text:style-name="P17"><text:span text:style-name="Strong_20_Emphasis">Estágio</text:span>: Defina o estágio da nova venda.</text:p>
                    </text:list-item>
                    <text:list-item>
                      <text:p text:style-name="P17"><text:span text:style-name="Strong_20_Emphasis">Situação</text:span>: Especifique a situação da nova venda.</text:p>
                    </text:list-item>
                  </text:list>
                </text:list-item>
                <text:list-item>
                  <text:p text:style-name="P17">Clique em <text:span text:style-name="Strong_20_Emphasis">Confirmar</text:span> para concluir o processo. A nova venda será exibida.</text:p>
                </text:list-item>
              </text:list>
            </text:list-item>
          </text:list>
        </text:list-item>
        <text:list-item>
          <text:p text:style-name="P17"><text:span text:style-name="Strong_20_Emphasis">Transferir Pedido para a Empresa</text:span>: Caso exista mais de uma empresa cadastrada no sistema, essa opção permite realizar o envio do pedido para a empresa desejada.</text:p>
        </text:list-item>
        <text:list-item>
          <text:p text:style-name="P17"><text:span text:style-name="Strong_20_Emphasis">Código de Barras</text:span>:</text:p>
          <text:list>
            <text:list-item>
              <text:p text:style-name="P17"><text:span text:style-name="Strong_20_Emphasis">Auto Preencher</text:span>: Insere automaticamente códigos de barras para produtos que estejam sem código.</text:p>
            </text:list-item>
            <text:list-item>
              <text:p text:style-name="P17"><text:span text:style-name="Strong_20_Emphasis">Imprimir</text:span>: Permite listar e imprimir os códigos de barras.</text:p>
              <text:list>
                <text:list-item>
                  <text:p text:style-name="P17"><text:span text:style-name="Strong_20_Emphasis">Etapas para Impressão</text:span>:</text:p>
                  <text:list>
                    <text:list-item text:start-value="1">
                      <text:p text:style-name="P17">Clique em <text:span text:style-name="Strong_20_Emphasis">Sim</text:span> na janela de confirmação.</text:p>
                    </text:list-item>
                    <text:list-item>
                      <text:p text:style-name="P17">Informe se o código de fábrica será utilizado na formação do código de barras.</text:p>
                    </text:list-item>
                    <text:list-item>
                      <text:p text:style-name="P17">Abra a tela de <text:span text:style-name="Strong_20_Emphasis">Impressão de Código de Barras</text:span>. (Consulte: Impressão de Código de Barras)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<text:soft-page-break/><text:span text:style-name="Strong_20_Emphasis">Lançar Crédito</text:span>: Permite o lançamento de crédito para o cliente selecionado. (Consulte: Lançamento de Crédito).</text:p>
        </text:list-item>
        <text:list-item>
          <text:p text:style-name="P17"><text:span text:style-name="Strong_20_Emphasis">Faturar Modificado</text:span>: Funcionalidade para alteração no faturamento da venda. <text:span text:style-name="Strong_20_Emphasis">(Revisar funcionalidade)</text:span>.</text:p>
        </text:list-item>
        <text:list-item>
          <text:p text:style-name="P17"><text:span text:style-name="Strong_20_Emphasis">Cancelar Venda</text:span>: Permite que a venda seja cancelada. <text:span text:style-name="Strong_20_Emphasis">(Revisar comportamento caso a venda não seja alterada para “inativo”)</text:span>.</text:p>
        </text:list-item>
      </text:list>
      <text:h text:style-name="Heading_20_3" text:outline-level="3">Impressão</text:h>
      <text:p text:style-name="Text_20_body">Apresenta as opções disponíveis para realizar a impressão da venda.</text:p>
      <text:list xml:id="list763541862" text:style-name="L14">
        <text:list-item>
          <text:p text:style-name="P18"><text:span text:style-name="Strong_20_Emphasis">Ícone Impressora (Salvar)</text:span>: Permite salvar o arquivo antes de sua impressão.</text:p>
        </text:list-item>
        <text:list-item>
          <text:p text:style-name="P18"><text:span text:style-name="Strong_20_Emphasis">Ícone Impressora (Impressão Direta)</text:span>: Executa a impressão direta do arquivo definido como padrão.</text:p>
        </text:list-item>
        <text:list-item>
          <text:p text:style-name="P18"><text:span text:style-name="Strong_20_Emphasis">Ícone Ferramenta (Configuração de Impressão)</text:span>: Permite a escolha do tipo de impressão. (Lembre-se de que novos tipos podem ser criados sob demanda).</text:p>
        </text:list-item>
      </text:list>
      <text:p text:style-name="Horizontal_20_Line"/>
      <text:p text:style-name="Text_20_body">Este guia foi desenvolvido para facilitar o uso eficiente da tela "Adicionar Venda". Caso tenha dúvidas, entre em contato com o suporte da WR Sistema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14T15:43:17.249000000</dc:date>
    <meta:editing-duration>PT7M45S</meta:editing-duration>
    <meta:editing-cycles>1</meta:editing-cycles>
    <meta:document-statistic meta:table-count="0" meta:image-count="0" meta:object-count="0" meta:page-count="6" meta:paragraph-count="117" meta:word-count="1330" meta:character-count="8368" meta:non-whitespace-character-count="7240"/>
    <meta:generator>LibreOffice/7.3.2.2$Windows_X86_64 LibreOffice_project/49f2b1bff42cfccbd8f788c8dc32c1c309559be0</meta:generator>
  </office:meta>
</office:document-meta>
</file>